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76pt"/>
    </style:style>
    <style:style style:name="co3" style:family="table-column">
      <style:table-column-properties fo:break-before="auto" style:column-width="39.6pt"/>
    </style:style>
    <style:style style:name="co4" style:family="table-column">
      <style:table-column-properties fo:break-before="auto" style:column-width="48.1pt"/>
    </style:style>
    <style:style style:name="co5" style:family="table-column">
      <style:table-column-properties fo:break-before="auto" style:column-width="58.14pt"/>
    </style:style>
    <style:style style:name="co6" style:family="table-column">
      <style:table-column-properties fo:break-before="auto" style:column-width="85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merge rates" table:style-name="ta1">
        <table:shapes>
          <draw:frame draw:z-index="0" draw:style-name="gr1" draw:text-style-name="P1" svg:width="430.61pt" svg:height="218.81pt" svg:x="0pt" svg:y="338.03pt">
            <loext:p draw:notify-on-update-of-ranges="'emerge rates'.A4:'emerge rates'.A24 'emerge rates'.A4:'emerge rates'.A24 'emerge rates'.E3:'emerge rates'.E3 'emerge rates'.E4:'emerge rates'.E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1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installed packages</text:p>
          </table:table-cell>
          <table:table-cell office:value-type="string" calcext:value-type="string">
            <text:p>remark</text:p>
          </table:table-cell>
          <table:table-cell table:style-name="ce1" office:value-type="string" calcext:value-type="string">
            <text:p>effective</text:p>
          </table:table-cell>
          <table:table-cell table:style-name="ce4" office:value-type="string" calcext:value-type="string">
            <text:p>daily mean</text:p>
          </table:table-cell>
          <table:table-cell table:style-name="Default"/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etup</text:p>
          </table:table-cell>
          <table:table-cell/>
          <table:table-cell table:style-name="ce5" table:formula="of:=[.D4]/[.$A4]" office:value-type="float" office:value="0" calcext:value-type="float">
            <text:p>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“</text:p>
          </table:table-cell>
          <table:table-cell/>
          <table:table-cell table:style-name="ce5" table:formula="of:=[.D5]/[.$A5]" office:value-type="float" office:value="0" calcext:value-type="float">
            <text:p>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style-name="ce5" table:formula="of:=[.D6]/[.$A6]" office:value-type="float" office:value="0" calcext:value-type="float">
            <text:p>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[.D6]+[.$B7]" office:value-type="float" office:value="700" calcext:value-type="float">
            <text:p>700</text:p>
          </table:table-cell>
          <table:table-cell table:style-name="ce5" table:formula="of:=[.D7]/[.$A7]" office:value-type="float" office:value="175" calcext:value-type="float">
            <text:p>175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D7]+[.$B8]" office:value-type="float" office:value="1300" calcext:value-type="float">
            <text:p>1300</text:p>
          </table:table-cell>
          <table:table-cell table:style-name="ce5" table:formula="of:=[.D8]/[.$A8]" office:value-type="float" office:value="260" calcext:value-type="float">
            <text:p>26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D8]+[.$B9]" office:value-type="float" office:value="1900" calcext:value-type="float">
            <text:p>1900</text:p>
          </table:table-cell>
          <table:table-cell table:style-name="ce5" table:formula="of:=[.D9]/[.$A9]" office:value-type="float" office:value="316.666666666667" calcext:value-type="float">
            <text:p>316.67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D9]+[.$B10]" office:value-type="float" office:value="2500" calcext:value-type="float">
            <text:p>2500</text:p>
          </table:table-cell>
          <table:table-cell table:style-name="ce5" table:formula="of:=[.D10]/[.$A10]" office:value-type="float" office:value="357.142857142857" calcext:value-type="float">
            <text:p>357.14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D10]+[.$B11]" office:value-type="float" office:value="3100" calcext:value-type="float">
            <text:p>3100</text:p>
          </table:table-cell>
          <table:table-cell table:style-name="ce5" table:formula="of:=[.D11]/[.$A11]" office:value-type="float" office:value="387.5" calcext:value-type="float">
            <text:p>387.5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D11]+[.$B12]" office:value-type="float" office:value="3600" calcext:value-type="float">
            <text:p>3600</text:p>
          </table:table-cell>
          <table:table-cell table:style-name="ce5" table:formula="of:=[.D12]/[.$A12]" office:value-type="float" office:value="400" calcext:value-type="float">
            <text:p>400.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" table:formula="of:=[.A12]+1" office:value-type="float" office:value="10" calcext:value-type="float">
            <text:p>10</text:p>
          </table:table-cell>
          <table:table-cell table:style-name="ce2" office:value-type="float" office:value="500" calcext:value-type="float">
            <text:p>500</text:p>
          </table:table-cell>
          <table:table-cell table:style-name="ce3"/>
          <table:table-cell table:style-name="ce2" table:formula="of:=[.D12]+[.$B13]" office:value-type="float" office:value="4100" calcext:value-type="float">
            <text:p>4100</text:p>
          </table:table-cell>
          <table:table-cell table:style-name="ce6" table:formula="of:=[.D13]/[.$A13]" office:value-type="float" office:value="410" calcext:value-type="float">
            <text:p>41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D13]+[.$B14]" office:value-type="float" office:value="4500" calcext:value-type="float">
            <text:p>4500</text:p>
          </table:table-cell>
          <table:table-cell table:style-name="ce5" table:formula="of:=[.D14]/[.$A14]" office:value-type="float" office:value="409.090909090909" calcext:value-type="float">
            <text:p>409.09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D14]+[.$B15]" office:value-type="float" office:value="4900" calcext:value-type="float">
            <text:p>4900</text:p>
          </table:table-cell>
          <table:table-cell table:style-name="ce5" table:formula="of:=[.D15]/[.$A15]" office:value-type="float" office:value="408.333333333333" calcext:value-type="float">
            <text:p>408.33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D15]+[.$B16]" office:value-type="float" office:value="5300" calcext:value-type="float">
            <text:p>5300</text:p>
          </table:table-cell>
          <table:table-cell table:style-name="ce5" table:formula="of:=[.D16]/[.$A16]" office:value-type="float" office:value="407.692307692308" calcext:value-type="float">
            <text:p>407.69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16]+[.$B17]" office:value-type="float" office:value="5600" calcext:value-type="float">
            <text:p>5600</text:p>
          </table:table-cell>
          <table:table-cell table:style-name="ce5" table:formula="of:=[.D17]/[.$A17]" office:value-type="float" office:value="400" calcext:value-type="float">
            <text:p>40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17]+[.$B18]" office:value-type="float" office:value="5900" calcext:value-type="float">
            <text:p>5900</text:p>
          </table:table-cell>
          <table:table-cell table:style-name="ce5" table:formula="of:=[.D18]/[.$A18]" office:value-type="float" office:value="393.333333333333" calcext:value-type="float">
            <text:p>393.33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18]+[.$B19]" office:value-type="float" office:value="6200" calcext:value-type="float">
            <text:p>6200</text:p>
          </table:table-cell>
          <table:table-cell table:style-name="ce5" table:formula="of:=[.D19]/[.$A19]" office:value-type="float" office:value="387.5" calcext:value-type="float">
            <text:p>387.50</text:p>
          </table:table-cell>
          <table:table-cell table:number-columns-repeated="1019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19]+[.$B20]" office:value-type="float" office:value="6500" calcext:value-type="float">
            <text:p>6500</text:p>
          </table:table-cell>
          <table:table-cell table:style-name="ce5" table:formula="of:=[.D20]/[.$A20]" office:value-type="float" office:value="382.352941176471" calcext:value-type="float">
            <text:p>382.35</text:p>
          </table:table-cell>
          <table:table-cell table:number-columns-repeated="1019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20]+[.$B21]" office:value-type="float" office:value="6800" calcext:value-type="float">
            <text:p>6800</text:p>
          </table:table-cell>
          <table:table-cell table:style-name="ce5" table:formula="of:=[.D21]/[.$A21]" office:value-type="float" office:value="377.777777777778" calcext:value-type="float">
            <text:p>377.78</text:p>
          </table:table-cell>
          <table:table-cell table:number-columns-repeated="1019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21]+[.$B22]" office:value-type="float" office:value="7100" calcext:value-type="float">
            <text:p>7100</text:p>
          </table:table-cell>
          <table:table-cell table:style-name="ce5" table:formula="of:=[.D22]/[.$A22]" office:value-type="float" office:value="373.684210526316" calcext:value-type="float">
            <text:p>373.68</text:p>
          </table:table-cell>
          <table:table-cell table:number-columns-repeated="1019"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22]+[.$B23]" office:value-type="float" office:value="7400" calcext:value-type="float">
            <text:p>7400</text:p>
          </table:table-cell>
          <table:table-cell table:style-name="ce5" table:formula="of:=[.D23]/[.$A23]" office:value-type="float" office:value="370" calcext:value-type="float">
            <text:p>370.00</text:p>
          </table:table-cell>
          <table:table-cell table:number-columns-repeated="1019"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23]+[.$B24]" office:value-type="float" office:value="7700" calcext:value-type="float">
            <text:p>7700</text:p>
          </table:table-cell>
          <table:table-cell table:style-name="ce5" table:formula="of:=[.D24]/[.$A24]" office:value-type="float" office:value="366.666666666667" calcext:value-type="float">
            <text:p>366.67</text:p>
          </table:table-cell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5">00/00/0000</text:date>, <text:time style:data-style-name="N2" text:time-value="10:01:51.8806815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alf Förster</meta:initial-creator>
    <meta:creation-date>2016-11-03T11:07:54.919625760</meta:creation-date>
    <dc:date>2017-07-15T10:03:59.621408402</dc:date>
    <meta:editing-duration>PT1H11M45S</meta:editing-duration>
    <meta:editing-cycles>80</meta:editing-cycles>
    <meta:generator>LibreOffice/5.2.7.2$Linux_X86_64 LibreOffice_project/20m0$Build-2</meta:generator>
    <dc:creator>Toralf Förster</dc:creator>
    <meta:document-statistic meta:table-count="1" meta:cell-count="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92cm" svg:height="7.72cm" xlink:href=".." xlink:type="simple" chart:class="chart:scatter" chart:column-mapping="0" chart:style-name="ch1">
        <chart:plot-area chart:style-name="ch2" table:cell-range-address="'emerge rates'.A4:'emerge rates'.A24 'emerge rates'.E3:'emerge rates'.E24" chart:data-source-has-labels="both" svg:x="0.303cm" svg:y="0.154cm" svg:width="14.586cm" svg:height="7.412cm">
          <chartooo:coordinate-region svg:x="1.586cm" svg:y="0.353cm" svg:width="13.303cm" svg:height="6.566cm"/>
          <chart:axis chart:dimension="x" chart:name="primary-x" chart:style-name="ch3" chartooo:axis-type="auto">
            <chart:categories table:cell-range-address="'emerge rates'.A4:'emerge rates'.A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merge rates'.E4:'emerge rates'.E24" chart:label-cell-address="'emerge rates'.E3:'emerge rates'.E3" chart:class="chart:scatter">
            <chart:domain table:cell-range-address="'emerge rates'.A4:'emerge rates'.A24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aily mean</text:p>
                <draw:g>
                  <svg:desc>'emerge rates'.E3:'emerge rates'.E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merge rates'.A4:'emerge rates'.A24</svg:desc>
                </draw:g>
              </table:table-cell>
              <table:table-cell office:value-type="float" office:value="1">
                <text:p>1</text:p>
                <draw:g>
                  <svg:desc>'emerge rates'.A4:'emerge rates'.A24</svg:desc>
                </draw:g>
              </table:table-cell>
              <table:table-cell office:value-type="float" office:value="0">
                <text:p>0</text:p>
                <draw:g>
                  <svg:desc>'emerge rates'.E4:'emerge rates'.E2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16.666666666667">
                <text:p>316.6666666666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57.142857142857">
                <text:p>357.1428571428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87.5">
                <text:p>387.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09.090909090909">
                <text:p>409.09090909090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08.333333333333">
                <text:p>408.33333333333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07.692307692308">
                <text:p>407.69230769230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93.333333333333">
                <text:p>393.33333333333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87.5">
                <text:p>387.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82.352941176471">
                <text:p>382.35294117647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77.777777777778">
                <text:p>377.77777777777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73.684210526316">
                <text:p>373.6842105263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66.666666666667">
                <text:p>366.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